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9328" officeooo:paragraph-rsid="00189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teste para o githu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1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1:26:30.341679802</meta:creation-date>
    <dc:date>2018-06-04T21:26:56.379549417</dc:date>
    <meta:editing-duration>PT29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6.0.4.2$Linux_X86_64 LibreOffice_project/00m0$Build-2</meta:generator>
  </office:meta>
</office:document-meta>
</file>